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0.50pt" fo:font-weight="bold" fo:font-family="'Liberation Sans'" style:font-family-asian="'Liberation Sans'" style:font-family-complex="'Liberation Sans'" fo:background-color="transparent" style:use-window-font-color="true"/>
    </style:style>
    <style:style style:name="T2" style:family="text">
      <style:text-properties fo:font-size="10.50pt" fo:font-weight="normal" fo:font-family="'Liberation Serif'" style:font-family-asian="'Liberation Serif'" style:font-family-complex="'Liberation Serif'" fo:background-color="transparent" style:use-window-font-color="true"/>
    </style:style>
    <style:style style:name="T3" style:family="text">
      <style:text-properties fo:font-size="9.00pt" fo:font-weight="normal" fo:font-family="Consolas" style:font-family-asian="Consolas" style:font-family-complex="Consolas" fo:background-color="transparent" style:use-window-font-color="true"/>
    </style:style>
    <style:style style:name="T4" style:family="text">
      <style:text-properties fo:font-size="10.50pt" fo:font-weight="normal" fo:font-family="'Liberation Serif'" style:font-family-asian="'Liberation Serif'" style:font-family-complex="'Liberation Serif'" fo:background-color="transparent" style:use-window-font-color="true"/>
    </style:style>
    <style:style style:name="T5" style:family="text">
      <style:text-properties fo:font-size="10.50pt" fo:font-weight="bold" fo:font-family="'Liberation Serif'" style:font-family-asian="'Liberation Serif'" style:font-family-complex="'Liberation Serif'" fo:background-color="transparent" style:use-window-font-color="true"/>
    </style:style>
    <style:style style:name="T6" style:family="text">
      <style:text-properties fo:font-size="10.50pt" fo:font-weight="bold" fo:font-family="'Liberation Sans'" style:font-family-asian="'Liberation Sans'" style:font-family-complex="'Liberation Sans'" fo:background-color="transparent" fo:color="#000080"/>
    </style:style>
    <style:style style:name="T7" style:family="text">
      <style:text-properties fo:font-size="10.50pt" fo:font-weight="normal" fo:font-family="'Liberation Serif'" style:font-family-asian="'Liberation Serif'" style:font-family-complex="'Liberation Serif'" fo:background-color="transparent" fo:color="#000080"/>
    </style:style>
    <style:style style:name="T8" style:family="text">
      <style:text-properties fo:font-size="10.50pt" fo:font-weight="normal" fo:font-family="'Liberation Serif'" style:font-family-asian="'Liberation Serif'" style:font-family-complex="'Liberation Serif'" fo:background-color="transparent" fo:color="#000080"/>
    </style:style>
    <style:style style:name="T9" style:family="text">
      <style:text-properties fo:font-size="10.50pt" fo:font-weight="bold" fo:font-family="'Liberation Sans'" style:font-family-asian="'Liberation Sans'" style:font-family-complex="'Liberation Sans'" fo:background-color="transparent" style:use-window-font-color="true"/>
    </style:style>
    <style:style style:name="T10" style:family="text">
      <style:text-properties fo:font-size="10.50pt" fo:font-weight="normal" fo:font-family="'Liberation Serif'" style:font-family-asian="'Liberation Serif'" style:font-family-complex="'Liberation Serif'" fo:background-color="transparent" style:use-window-font-color="true"/>
    </style:style>
    <style:style style:name="T11" style:family="text">
      <style:text-properties fo:font-size="10.50pt" fo:font-weight="normal" fo:font-family="'Liberation Serif'" style:font-family-asian="'Liberation Serif'" style:font-family-complex="'Liberation Serif'" fo:background-color="transparent" fo:color="#000080"/>
    </style:style>
    <style:style style:name="T12" style:family="text">
      <style:text-properties fo:font-size="10.50pt" fo:font-weight="normal" fo:font-family="'Liberation Serif'" style:font-family-asian="'Liberation Serif'" style:font-family-complex="'Liberation Serif'" fo:background-color="transparent" style:use-window-font-color="true"/>
    </style:style>
    <style:style style:name="T13" style:family="text">
      <style:text-properties fo:font-size="10.50pt" fo:font-weight="normal" fo:font-family="'Liberation Serif'" style:font-family-asian="'Liberation Serif'" style:font-family-complex="'Liberation Serif'" fo:background-color="transparent" fo:color="#00ae00"/>
    </style:style>
    <style:style style:name="T14" style:family="text">
      <style:text-properties fo:font-size="10.50pt" fo:font-weight="normal" fo:font-family="'Liberation Serif'" style:font-family-asian="'Liberation Serif'" style:font-family-complex="'Liberation Serif'" fo:background-color="transparent" style:use-window-font-color="true"/>
    </style:style>
    <style:style style:name="T15" style:family="text">
      <style:text-properties fo:font-size="10.50pt" fo:font-weight="bold" fo:font-family="'Liberation Sans'" style:font-family-asian="'Liberation Sans'" style:font-family-complex="'Liberation Sans'" fo:background-color="transparent" style:use-window-font-color="true"/>
    </style:style>
    <style:style style:name="T16" style:family="text">
      <style:text-properties fo:font-size="10.50pt" fo:font-weight="normal" fo:font-family="'Liberation Serif'" style:font-family-asian="'Liberation Serif'" style:font-family-complex="'Liberation Serif'" fo:background-color="transparent" style:use-window-font-color="true"/>
    </style:style>
    <style:style style:name="T17" style:family="text">
      <style:text-properties fo:font-size="10.50pt" fo:font-weight="bold" fo:font-family="'Liberation Sans'" style:font-family-asian="'Liberation Sans'" style:font-family-complex="'Liberation Sans'" fo:background-color="transparent" style:use-window-font-color="true"/>
    </style:style>
    <style:style style:name="T18" style:family="text">
      <style:text-properties fo:font-size="10.5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style:style>
    <style:style style:name="P3" style:family="paragraph">
      <style:paragraph-properties fo:line-height="100.00%" fo:text-align="left" fo:margin-top="12.00pt" fo:margin-bottom="6.00pt"/>
    </style:style>
    <style:style style:name="P4" style:family="paragraph">
      <style:paragraph-properties fo:line-height="120.00%" fo:text-align="left" fo:margin-bottom="7.00pt"/>
    </style:style>
    <style:style style:name="P5" style:family="paragraph">
      <style:paragraph-properties fo:line-height="100.00%" fo:text-align="left" fo:margin-top="12.00pt" fo:margin-bottom="6.00pt"/>
    </style:style>
    <style:style style:name="P6" style:family="paragraph">
      <style:paragraph-properties fo:line-height="120.00%" fo:text-align="left" fo:margin-bottom="7.00pt"/>
    </style:style>
    <style:style style:name="P7" style:family="paragraph">
      <style:paragraph-properties fo:line-height="100.00%" fo:text-align="left" fo:margin-top="12.00pt" fo:margin-bottom="6.00pt"/>
    </style:style>
    <style:style style:name="P8" style:family="paragraph">
      <style:paragraph-properties fo:line-height="120.00%" fo:text-align="left" fo:margin-bottom="7.00pt"/>
    </style:style>
  </office:automatic-styles>
  <office:body>
    <office:text>
      <text:p text:style-name="P1"><text:span text:style-name="T1">Que:</text:span></text:p>
      <text:p text:style-name="P2"><text:span text:style-name="T2">Realiza un programa en C que cree un proceso (tendremos 2 procesos uno padre y otro hijo).</text:span></text:p>
      <text:p text:style-name="P2"><text:span text:style-name="T2">El programa definirá una variable entera y le dará el valor 6. El proceso padre incrementará dicho valor en 5. El hijo restará 5. Se deben mostrar los valores en pantalla.</text:span></text:p>
      <text:p text:style-name="P2"><text:span text:style-name="T2">La salida debería ser algo así:</text:span></text:p>
      <text:p text:style-name="P2"><text:span text:style-name="T2"/></text:p>
      <text:p text:style-name="P2"><text:span text:style-name="T3">Valor inicial de la variable: 6</text:span></text:p>
      <text:p text:style-name="P2"><text:span text:style-name="T3">Valor en proceso hijo: 1</text:span></text:p>
      <text:p text:style-name="P2"><text:span text:style-name="T3">Valor en proceso padre: 11</text:span></text:p>
      <text:p text:style-name="P2"><text:span text:style-name="T4"/></text:p>
      <text:p text:style-name="P2"><text:span text:style-name="T5">¿Por qué da este resultado?</text:span></text:p>
      <text:p text:style-name="P3"><text:span text:style-name="T6">Para que:</text:span></text:p>
      <text:p text:style-name="P4"><text:span text:style-name="T7">Para tener un primer contacto con C, ver como son los procesos, así como, su creación y funcionalidad.</text:span><text:span text:style-name="T8"/></text:p>
      <text:p text:style-name="P5"><text:span text:style-name="T9">Como:</text:span></text:p>
      <text:p text:style-name="P6"><text:span text:style-name="T10">En primer lugar hay que hacer notar que, aunque este ejercicio podría hacerse utilizando un solo proceso, utilizaremos dos procesos por que<text:s/></text:span><text:span text:style-name="T11">el objetivo de la practica</text:span><text:span text:style-name="T12"><text:s/></text:span><text:span text:style-name="T13">lo que pretendemos</text:span><text:span text:style-name="T14"><text:s/>es familiarizarnos con el uso de multiproceso.</text:span></text:p>
      <text:p text:style-name="P6"><text:span text:style-name="T14">Lo primero que hemos hecho es ver que partes del programa son comunes, las cuales realizaremos antes de dividir el proceso en dos, y cuales independientes entre si.</text:span></text:p>
      <text:p text:style-name="P6"><text:span text:style-name="T14">Una vez hecho esto hemos utilizado la función fork para crear ese proceso hijo. No hay que olvidarse de comprobar que esa función no devuelva el valor -1, que indica que el proceso ha fallado y no tenemos ese segundo proceso. He decidido comparar con -1 y no usar otro tipo de comparación (como por ejemplo &lt;0) por que no tengo ninguna documentación que me diga que otros valores negativos signifiquen que ha ido algo mal y tampoco tengo la suficiente experiencia con el muso de la función como para suponerlo. Además si mi código va ha ser revisado por otro programador, que tampoco tiene que ser mas experto que yo en la materia, le facilito el entendimiento y la búsqueda de apartados concretos en el.</text:span></text:p>
      <text:p text:style-name="P6"><text:span text:style-name="T14">Una vez hecha esta comprobación he decidido, mediante un if, bifurcar el programa en la parte del padre, proceso original, y el hijo, proceso nevo creado por el fork. Como nuevamente la especificación me dice que en el hijo la función fork devolverá 0, utilizo este valor como referencia por las mismas razones que en el caso anterior.</text:span></text:p>
      <text:p text:style-name="P6"><text:span text:style-name="T14">Podría haber utilizado un switch para unificar los dos apartados anteriores, pero siendo mi primer programa he preferido utilizar un if por que me parece mas legible.</text:span></text:p>
      <text:p text:style-name="P6"><text:span text:style-name="T14">El resto del código en C++ estándar y pienso que al nivel de 2º de DAM no merece explicación. Tan solo comentar que la utilización de la función wait para evitar que el padre termine antes que el hijo. Aunque en este caso no creo que diera problemas al no utilizar el padre los resultados del hijo.</text:span></text:p>
      <text:p text:style-name="P6"><text:span text:style-name="T15">Pseudocodigo:</text:span><text:span text:style-name="T16"/></text:p>
      <text:p text:style-name="P7"><text:span text:style-name="T17">Conclusión:</text:span></text:p>
      <text:p text:style-name="P8"><text:span text:style-name="T18">Creo que es una bueno manera de tomar contacto con el tema del multiproceso, aunque he de reconoces que no tengo muchos conocimientos de C. En el curso anterior dimos Java y hacer esto en C... debo practicar. Es interesante cambiar de lenguaje y ver la manera de programar de otros lenguajes, pero la verdad es que deberia de investigar para saber como se hace esta misma actividad en Java.</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